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24.067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3.63cm"/>
    </style:style>
    <style:style style:name="gr3" style:family="graphic" style:parent-style-name="standard">
      <style:graphic-properties draw:textarea-horizontal-align="justify" draw:textarea-vertical-align="middle" draw:auto-grow-height="false" fo:min-height="5.846cm" fo:min-width="4.763cm"/>
    </style:style>
    <style:style style:name="gr4" style:family="graphic" style:parent-style-name="standard">
      <style:graphic-properties draw:textarea-horizontal-align="justify" draw:textarea-vertical-align="middle" draw:auto-grow-height="false" fo:min-height="11.688cm" fo:min-width="18.042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1.782cm" fo:min-width="17.026cm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1.528cm" fo:min-width="17.026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5.338cm" fo:min-width="16.772cm"/>
    </style:style>
    <style:style style:name="gr8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draw:custom-shape draw:style-name="gr1" draw:text-style-name="P2" draw:layer="layout" svg:width="24.567cm" svg:height="1.27cm" svg:x="2.032cm" svg:y="1.27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13cm" svg:height="1.016cm" svg:x="2.286cm" svg:y="15.494cm">
          <text:p text:style-name="P2">Foo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63cm" svg:height="6.096cm" svg:x="21.336cm" svg:y="3.048cm">
          <text:p text:style-name="P2">Scoreboar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542cm" svg:height="11.938cm" svg:x="2.032cm" svg:y="3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26cm" svg:height="2.032cm" svg:x="2.54cm" svg:y="3.556cm">
          <text:p text:style-name="P2">Messages from Comput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26cm" svg:height="1.778cm" svg:x="2.54cm" svg:y="6.35cm">
          <text:p text:style-name="P2">Question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7.272cm" svg:height="5.588cm" svg:x="2.794cm" svg:y="8.89cm">
          <text:p text:style-name="P2">Multiple Choice Answe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06:47:08.976079037</meta:creation-date>
    <dc:date>2016-03-28T06:54:23.300700058</dc:date>
    <meta:editing-duration>PT7M15S</meta:editing-duration>
    <meta:editing-cycles>1</meta:editing-cycles>
    <meta:document-statistic meta:object-count="31"/>
    <meta:generator>LibreOffice/5.0.5.2$Linux_X86_64 LibreOffice_project/00m0$Build-2</meta:generator>
  </office:meta>
</office:document-meta>
</file>